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FE000007808AA92343FE361B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fo:font-weight="bold" style:font-size-asian="13pt" style:font-weight-asian="bold" style:font-size-complex="13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1.2cm" svg:height="2.8cm" svg:x="7.4cm" svg:y="0.1cm">
          <text:p text:style-name="P1">É aí que entra em ação o <text:span text:style-name="T1">Garbage Collector</text:span> (coletor de lixo)!</text:p>
          <draw:enhanced-geometry svg:viewBox="0 0 21600 21600" draw:text-areas="800 800 20800 20800" draw:type="round-rectangular-callout" draw:modifiers="-1810.76689581287 25000.7854337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5.232cm" svg:height="6.299cm" svg:x="0.968cm" svg:y="1cm">
          <draw:image xlink:href="Pictures/10000201000005FE000007808AA92343FE361B3F.png" xlink:type="simple" xlink:show="embed" xlink:actuate="onLoad">
            <text:p/>
          </draw:image>
        </draw:frame>
        <draw:frame draw:style-name="gr3" draw:text-style-name="P4" draw:layer="layout" svg:width="1.747cm" svg:height="0.725cm" svg:x="2.753cm" svg:y="4.6cm">
          <draw:text-box>
            <text:p text:style-name="P3"><text:span text:style-name="T2">JA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08:36:12.301899995</meta:creation-date>
    <dc:date>2020-05-09T14:07:58.980743809</dc:date>
    <meta:editing-duration>PT12M54S</meta:editing-duration>
    <meta:editing-cycles>3</meta:editing-cycles>
    <meta:generator>LibreOffice/6.0.7.3$Linux_X86_64 LibreOffice_project/00m0$Build-3</meta:generator>
    <meta:document-statistic meta:object-count="3"/>
  </office:meta>
</office:document-meta>
</file>